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ce4" office:value-type="string">
            <text:p>Size: 55</text:p>
          </table:table-cell>
          <table:table-cell table:style-name="Default"/>
          <table:table-cell table:style-name="Default" office:value-type="string">
            <text:p><text:s/>size: 789</text:p>
          </table:table-cell>
          <table:table-cell/>
          <table:table-cell table:style-name="Default" office:value-type="string">
            <text:p>size: 195938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4986129363405943e-7</text:p>
          </table:table-cell>
          <table:table-cell table:style-name="ce2" table:formula="of:=[.B2]/[.B4]" office:value-type="float" office:value="0.346391018364849">
            <text:p>3.46E-001</text:p>
          </table:table-cell>
          <table:table-cell office:value-type="string">
            <text:p>2.1612295012451224e-7</text:p>
          </table:table-cell>
          <table:table-cell table:style-name="ce2" table:formula="of:=[.D2]/[.D4]" office:value-type="float" office:value="0.120710237197194">
            <text:p>1.21E-001</text:p>
          </table:table-cell>
          <table:table-cell office:value-type="string">
            <text:p>2.2665101336013499e-7</text:p>
          </table:table-cell>
          <table:table-cell table:style-name="ce2" table:formula="of:=[.F2]/[.F4]" office:value-type="float" office:value="0.0031796389563506">
            <text:p>3.18E-003</text:p>
          </table:table-cell>
          <table:table-cell table:style-name="ce1" office:value-type="string">
            <text:p>2.293637983131019e-7</text:p>
          </table:table-cell>
          <table:table-cell table:style-name="ce2" table:formula="of:=[.H2]/[.H4]" office:value-type="float" office:value="0.00000762762219534511">
            <text:p>7.63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6.6628199432341e-8</text:p>
          </table:table-cell>
          <table:table-cell table:style-name="ce2" table:formula="of:=[.B3]/[.B4]" office:value-type="float" office:value="0.154005142312074">
            <text:p>1.54E-001</text:p>
          </table:table-cell>
          <table:table-cell office:value-type="string">
            <text:p>1.0980404860686894e-7</text:p>
          </table:table-cell>
          <table:table-cell table:style-name="ce2" table:formula="of:=[.D3]/[.D4]" office:value-type="float" office:value="0.0613283908299014">
            <text:p>6.13E-002</text:p>
          </table:table-cell>
          <table:table-cell office:value-type="string">
            <text:p>1.2102236877890942e-7</text:p>
          </table:table-cell>
          <table:table-cell table:style-name="ce2" table:formula="of:=[.F3]/[.F4]" office:value-type="float" office:value="0.00169779712278547">
            <text:p>1.70E-003</text:p>
          </table:table-cell>
          <table:table-cell table:style-name="ce1" office:value-type="string">
            <text:p>9.25611199208987e-8</text:p>
          </table:table-cell>
          <table:table-cell table:style-name="ce2" table:formula="of:=[.H3]/[.H4]" office:value-type="float" office:value="0.00000307817213495421">
            <text:p>3.08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3263619923370175e-7</text:p>
          </table:table-cell>
          <table:table-cell/>
          <table:table-cell office:value-type="string">
            <text:p>1.790427681551569e-6</text:p>
          </table:table-cell>
          <table:table-cell/>
          <table:table-cell office:value-type="string">
            <text:p>7.128199662652005e-5</text:p>
          </table:table-cell>
          <table:table-cell/>
          <table:table-cell table:style-name="ce1" office:value-type="string">
            <text:p>3.0070157178612646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9.426644713542695e-6</text:p>
          </table:table-cell>
          <table:table-cell table:style-name="ce3" table:formula="of:=[.B5]/[.B7]" office:value-type="float" office:value="5.61748398841674">
            <text:p>5.62</text:p>
          </table:table-cell>
          <table:table-cell office:value-type="string">
            <text:p>2.3381745160688055e-5</text:p>
          </table:table-cell>
          <table:table-cell table:style-name="ce3" table:formula="of:=[.D5]/[.D7]" office:value-type="float" office:value="6.00797786301727">
            <text:p>6.01</text:p>
          </table:table-cell>
          <table:table-cell office:value-type="string">
            <text:p>9.060761805344614e-4</text:p>
          </table:table-cell>
          <table:table-cell table:style-name="ce3" table:formula="of:=[.F5]/[.F7]" office:value-type="float" office:value="6.00556075894891">
            <text:p>6.01</text:p>
          </table:table-cell>
          <table:table-cell office:value-type="float" office:value="0.180185396798821">
            <text:p>0.1801853968</text:p>
          </table:table-cell>
          <table:table-cell table:style-name="ce3" table:formula="of:=[.H5]/[.H7]" office:value-type="float" office:value="4.19792112748168">
            <text:p>4.20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7.817691709622623e-6</text:p>
          </table:table-cell>
          <table:table-cell table:style-name="ce3" table:formula="of:=[.B6]/[.B7]" office:value-type="float" office:value="4.65868390500516">
            <text:p>4.66</text:p>
          </table:table-cell>
          <table:table-cell office:value-type="string">
            <text:p>2.565171673835213e-5</text:p>
          </table:table-cell>
          <table:table-cell table:style-name="ce3" table:formula="of:=[.D6]/[.D7]" office:value-type="float" office:value="6.59125079215747">
            <text:p>6.59</text:p>
          </table:table-cell>
          <table:table-cell office:value-type="string">
            <text:p>9.348928218664124e-4</text:p>
          </table:table-cell>
          <table:table-cell table:style-name="ce3" table:formula="of:=[.F6]/[.F7]" office:value-type="float" office:value="6.19656025116135">
            <text:p>6.20</text:p>
          </table:table-cell>
          <table:table-cell office:value-type="float" office:value="0.124704125055047">
            <text:p>0.1247041251</text:p>
          </table:table-cell>
          <table:table-cell table:style-name="ce3" table:formula="of:=[.H6]/[.H7]" office:value-type="float" office:value="2.90533023515323">
            <text:p>2.91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6780901793365951e-6</text:p>
          </table:table-cell>
          <table:table-cell table:style-name="ce3"/>
          <table:table-cell office:value-type="string">
            <text:p>3.891782841713981e-6</text:p>
          </table:table-cell>
          <table:table-cell table:style-name="ce3"/>
          <table:table-cell office:value-type="string">
            <text:p>1.508728688131768e-4</text:p>
          </table:table-cell>
          <table:table-cell table:style-name="ce3"/>
          <table:table-cell table:style-name="ce1" office:value-type="string">
            <text:p>4.29225303017816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3.1189888774301618e-6</text:p>
          </table:table-cell>
          <table:table-cell table:style-name="ce3" table:formula="of:=[.B8]/[.B9]" office:value-type="float" office:value="3.38103629714183">
            <text:p>3.38</text:p>
          </table:table-cell>
          <table:table-cell office:value-type="string">
            <text:p>8.78841155502269e-6</text:p>
          </table:table-cell>
          <table:table-cell table:style-name="ce3" table:formula="of:=[.D8]/[.D9]" office:value-type="float" office:value="5.67027262049774">
            <text:p>5.67</text:p>
          </table:table-cell>
          <table:table-cell office:value-type="string">
            <text:p>3.634666107421699e-4</text:p>
          </table:table-cell>
          <table:table-cell table:style-name="ce3" table:formula="of:=[.F8]/[.F9]" office:value-type="float" office:value="4.13599410475422">
            <text:p>4.14</text:p>
          </table:table-cell>
          <table:table-cell table:style-name="ce1" office:value-type="string">
            <text:p>5.099668277141661e-2</text:p>
          </table:table-cell>
          <table:table-cell table:style-name="ce3" table:formula="of:=[.H8]/[.H9]" office:value-type="float" office:value="4.4568586737839">
            <text:p>4.46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9.22494940402389e-7</text:p>
          </table:table-cell>
          <table:table-cell table:style-name="ce3"/>
          <table:table-cell office:value-type="string">
            <text:p>1.549909879686038e-6</text:p>
          </table:table-cell>
          <table:table-cell table:style-name="ce3"/>
          <table:table-cell office:value-type="string">
            <text:p>8.787889961554203e-5</text:p>
          </table:table-cell>
          <table:table-cell table:style-name="ce3"/>
          <table:table-cell table:style-name="ce1" office:value-type="string">
            <text:p>1.1442292992458782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7.972371597730377e-6</text:p>
          </table:table-cell>
          <table:table-cell table:style-name="ce3" table:formula="of:=[.B10]/[.B12]" office:value-type="float" office:value="3.15809785116236">
            <text:p>3.16</text:p>
          </table:table-cell>
          <table:table-cell office:value-type="string">
            <text:p>1.3769488267362106e-5</text:p>
          </table:table-cell>
          <table:table-cell table:style-name="ce3" table:formula="of:=[.D10]/[.D12]" office:value-type="float" office:value="3.57085973002227">
            <text:p>3.57</text:p>
          </table:table-cell>
          <table:table-cell office:value-type="string">
            <text:p>5.940127452445584e-4</text:p>
          </table:table-cell>
          <table:table-cell table:style-name="ce3" table:formula="of:=[.F10]/[.F12]" office:value-type="float" office:value="3.58728598889223">
            <text:p>3.59</text:p>
          </table:table-cell>
          <table:table-cell office:value-type="float" office:value="0.139532864221307">
            <text:p>0.1395328642</text:p>
          </table:table-cell>
          <table:table-cell table:style-name="ce3" table:formula="of:=[.H10]/[.H12]" office:value-type="float" office:value="3.16135566568426">
            <text:p>3.16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9.814710627162108e-6</text:p>
          </table:table-cell>
          <table:table-cell table:style-name="ce3" table:formula="of:=[.B11]/[.B12]" office:value-type="float" office:value="3.88790414012377">
            <text:p>3.89</text:p>
          </table:table-cell>
          <table:table-cell office:value-type="string">
            <text:p>2.5747837042202318e-5</text:p>
          </table:table-cell>
          <table:table-cell table:style-name="ce3" table:formula="of:=[.D11]/[.D12]" office:value-type="float" office:value="6.67722087008174">
            <text:p>6.68</text:p>
          </table:table-cell>
          <table:table-cell office:value-type="string">
            <text:p>9.616088952204973e-4</text:p>
          </table:table-cell>
          <table:table-cell table:style-name="ce3" table:formula="of:=[.F11]/[.F12]" office:value-type="float" office:value="5.80722576112137">
            <text:p>5.81</text:p>
          </table:table-cell>
          <table:table-cell office:value-type="float" office:value="0.127751784452172">
            <text:p>0.1277517845</text:p>
          </table:table-cell>
          <table:table-cell table:style-name="ce3" table:formula="of:=[.H11]/[.H12]" office:value-type="float" office:value="2.89443515571064">
            <text:p>2.89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2.5244219696346897e-6</text:p>
          </table:table-cell>
          <table:table-cell table:style-name="ce3"/>
          <table:table-cell office:value-type="string">
            <text:p>3.85607089284245e-6</text:p>
          </table:table-cell>
          <table:table-cell table:style-name="ce3"/>
          <table:table-cell office:value-type="string">
            <text:p>1.6558834369043222e-4</text:p>
          </table:table-cell>
          <table:table-cell table:style-name="ce3"/>
          <table:table-cell table:style-name="ce1" office:value-type="string">
            <text:p>4.4137034543724946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612527451672085e-6</text:p>
          </table:table-cell>
          <table:table-cell table:style-name="ce3" table:formula="of:=[.B13]/[.B14]" office:value-type="float" office:value="2.33896307036091">
            <text:p>2.34</text:p>
          </table:table-cell>
          <table:table-cell office:value-type="string">
            <text:p>4.708548135140028e-6</text:p>
          </table:table-cell>
          <table:table-cell table:style-name="ce3" table:formula="of:=[.D13]/[.D14]" office:value-type="float" office:value="2.51480853461514">
            <text:p>2.51</text:p>
          </table:table-cell>
          <table:table-cell office:value-type="string">
            <text:p>2.0428953020279592e-4</text:p>
          </table:table-cell>
          <table:table-cell table:style-name="ce3" table:formula="of:=[.F13]/[.F14]" office:value-type="float" office:value="2.47231297649155">
            <text:p>2.47</text:p>
          </table:table-cell>
          <table:table-cell table:style-name="ce1" office:value-type="string">
            <text:p>3.0372798570366788e-2</text:p>
          </table:table-cell>
          <table:table-cell table:style-name="ce3" table:formula="of:=[.H13]/[.H14]" office:value-type="float" office:value="2.82452763015494">
            <text:p>2.82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116959683877764e-6</text:p>
          </table:table-cell>
          <table:table-cell table:style-name="ce3"/>
          <table:table-cell office:value-type="string">
            <text:p>1.872328676449558e-6</text:p>
          </table:table-cell>
          <table:table-cell table:style-name="ce3"/>
          <table:table-cell office:value-type="string">
            <text:p>8.263093392516289e-5</text:p>
          </table:table-cell>
          <table:table-cell table:style-name="ce3"/>
          <table:table-cell table:style-name="ce1" office:value-type="string">
            <text:p>1.0753231176110201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9.138847396890269e-6</text:p>
          </table:table-cell>
          <table:table-cell table:style-name="ce3" table:formula="of:=[.B15]/[.B17]" office:value-type="float" office:value="12.1216011642176">
            <text:p>12.12</text:p>
          </table:table-cell>
          <table:table-cell office:value-type="string">
            <text:p>2.344409664095457e-5</text:p>
          </table:table-cell>
          <table:table-cell table:style-name="ce3" table:formula="of:=[.D15]/[.D17]" office:value-type="float" office:value="9.22326263470194">
            <text:p>9.22</text:p>
          </table:table-cell>
          <table:table-cell office:value-type="string">
            <text:p>9.000594743462496e-4</text:p>
          </table:table-cell>
          <table:table-cell table:style-name="ce3" table:formula="of:=[.F15]/[.F17]" office:value-type="float" office:value="14.0258079964217">
            <text:p>14.03</text:p>
          </table:table-cell>
          <table:table-cell office:value-type="float" office:value="0.190847478040429">
            <text:p>0.190847478</text:p>
          </table:table-cell>
          <table:table-cell table:style-name="ce3" table:formula="of:=[.H15]/[.H17]" office:value-type="float" office:value="19.2776828936555">
            <text:p>19.28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1.0038908780503222e-5</text:p>
          </table:table-cell>
          <table:table-cell table:style-name="ce3" table:formula="of:=[.B16]/[.B17]" office:value-type="float" office:value="13.3154262322653">
            <text:p>13.32</text:p>
          </table:table-cell>
          <table:table-cell office:value-type="string">
            <text:p>2.5748633900323432e-5</text:p>
          </table:table-cell>
          <table:table-cell table:style-name="ce3" table:formula="of:=[.D16]/[.D17]" office:value-type="float" office:value="10.1299024903611">
            <text:p>10.13</text:p>
          </table:table-cell>
          <table:table-cell office:value-type="string">
            <text:p>9.763039728236751e-4</text:p>
          </table:table-cell>
          <table:table-cell table:style-name="ce3" table:formula="of:=[.F16]/[.F17]" office:value-type="float" office:value="15.213941366391">
            <text:p>15.21</text:p>
          </table:table-cell>
          <table:table-cell office:value-type="float" office:value="0.13363347304699">
            <text:p>0.133633473</text:p>
          </table:table-cell>
          <table:table-cell table:style-name="ce3" table:formula="of:=[.H16]/[.H17]" office:value-type="float" office:value="13.4984425460001">
            <text:p>13.50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7.539307120471629e-7</text:p>
          </table:table-cell>
          <table:table-cell table:style-name="ce3"/>
          <table:table-cell office:value-type="string">
            <text:p>2.541844200852271e-6</text:p>
          </table:table-cell>
          <table:table-cell table:style-name="ce3"/>
          <table:table-cell office:value-type="string">
            <text:p>6.417166658604444e-5</text:p>
          </table:table-cell>
          <table:table-cell table:style-name="ce3"/>
          <table:table-cell table:style-name="ce1" office:value-type="string">
            <text:p>9.899917904720753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3.571850680392651e-6</text:p>
          </table:table-cell>
          <table:table-cell table:style-name="ce3" table:formula="of:=[.B18]/[.B20]" office:value-type="float" office:value="13.039337813759">
            <text:p>13.04</text:p>
          </table:table-cell>
          <table:table-cell office:value-type="string">
            <text:p>1.0117200119305092e-5</text:p>
          </table:table-cell>
          <table:table-cell table:style-name="ce3" table:formula="of:=[.D18]/[.D20]" office:value-type="float" office:value="9.43374700571163">
            <text:p>9.43</text:p>
          </table:table-cell>
          <table:table-cell office:value-type="string">
            <text:p>3.5889375811602254e-4</text:p>
          </table:table-cell>
          <table:table-cell table:style-name="ce3" table:formula="of:=[.F18]/[.F20]" office:value-type="float" office:value="10.8417134408992">
            <text:p>10.84</text:p>
          </table:table-cell>
          <table:table-cell table:style-name="ce1" office:value-type="string">
            <text:p>5.5971806176873154e-2</text:p>
          </table:table-cell>
          <table:table-cell table:style-name="ce3" table:formula="of:=[.H18]/[.H20]" office:value-type="float" office:value="23.624675134434">
            <text:p>23.62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2.875596412476843e-6</text:p>
          </table:table-cell>
          <table:table-cell table:style-name="ce3" table:formula="of:=[.B19]/[.B20]" office:value-type="float" office:value="10.4976037335909">
            <text:p>10.50</text:p>
          </table:table-cell>
          <table:table-cell office:value-type="string">
            <text:p>8.967077853569388e-6</text:p>
          </table:table-cell>
          <table:table-cell table:style-name="ce3" table:formula="of:=[.D19]/[.D20]" office:value-type="float" office:value="8.36131961941498">
            <text:p>8.36</text:p>
          </table:table-cell>
          <table:table-cell office:value-type="string">
            <text:p>1.968057783537133e-4</text:p>
          </table:table-cell>
          <table:table-cell table:style-name="ce3" table:formula="of:=[.F19]/[.F20]" office:value-type="float" office:value="5.94524648081032">
            <text:p>5.95</text:p>
          </table:table-cell>
          <table:table-cell table:style-name="ce1" office:value-type="string">
            <text:p>1.3737607129784515e-2</text:p>
          </table:table-cell>
          <table:table-cell table:style-name="ce3" table:formula="of:=[.H19]/[.H20]" office:value-type="float" office:value="5.79839257893632">
            <text:p>5.80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739288399004176e-7</text:p>
          </table:table-cell>
          <table:table-cell table:style-name="ce3"/>
          <table:table-cell office:value-type="string">
            <text:p>1.072447683108278e-6</text:p>
          </table:table-cell>
          <table:table-cell table:style-name="ce3"/>
          <table:table-cell office:value-type="string">
            <text:p>3.3103047785983346e-5</text:p>
          </table:table-cell>
          <table:table-cell table:style-name="ce3"/>
          <table:table-cell table:style-name="ce1" office:value-type="string">
            <text:p>2.369209559850913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4.83832675876152e-6</text:p>
          </table:table-cell>
          <table:table-cell table:style-name="ce3" table:formula="of:=[.B21]/[.B23]" office:value-type="float" office:value="7.66848548744556">
            <text:p>7.67</text:p>
          </table:table-cell>
          <table:table-cell office:value-type="string">
            <text:p>7.183691034106836e-6</text:p>
          </table:table-cell>
          <table:table-cell table:style-name="ce3" table:formula="of:=[.D21]/[.D23]" office:value-type="float" office:value="6.06487895013056">
            <text:p>6.06</text:p>
          </table:table-cell>
          <table:table-cell office:value-type="string">
            <text:p>1.3336355753185212e-4</text:p>
          </table:table-cell>
          <table:table-cell table:style-name="ce3" table:formula="of:=[.F21]/[.F23]" office:value-type="float" office:value="4.80363154534097">
            <text:p>4.80</text:p>
          </table:table-cell>
          <table:table-cell table:style-name="ce1" office:value-type="string">
            <text:p>2.1426813729973734e-2</text:p>
          </table:table-cell>
          <table:table-cell table:style-name="ce3" table:formula="of:=[.H21]/[.H23]" office:value-type="float" office:value="5.17372301975161">
            <text:p>5.17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2.7690923529506557e-6</text:p>
          </table:table-cell>
          <table:table-cell table:style-name="ce3" table:formula="of:=[.B22]/[.B23]" office:value-type="float" office:value="4.38886118709231">
            <text:p>4.39</text:p>
          </table:table-cell>
          <table:table-cell office:value-type="string">
            <text:p>4.314935195713066e-6</text:p>
          </table:table-cell>
          <table:table-cell table:style-name="ce3" table:formula="of:=[.D22]/[.D23]" office:value-type="float" office:value="3.64291274713924">
            <text:p>3.64</text:p>
          </table:table-cell>
          <table:table-cell office:value-type="string">
            <text:p>7.708252327549805e-5</text:p>
          </table:table-cell>
          <table:table-cell table:style-name="ce3" table:formula="of:=[.F22]/[.F23]" office:value-type="float" office:value="2.77644093523995">
            <text:p>2.78</text:p>
          </table:table-cell>
          <table:table-cell table:style-name="ce1" office:value-type="string">
            <text:p>5.789527956829512e-3</text:p>
          </table:table-cell>
          <table:table-cell table:style-name="ce3" table:formula="of:=[.H22]/[.H23]" office:value-type="float" office:value="1.39794065703026">
            <text:p>1.40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6.309364171951001e-7</text:p>
          </table:table-cell>
          <table:table-cell table:style-name="ce3"/>
          <table:table-cell office:value-type="string">
            <text:p>1.1844739347934038e-6</text:p>
          </table:table-cell>
          <table:table-cell table:style-name="ce3"/>
          <table:table-cell office:value-type="string">
            <text:p>2.776306972611193e-5</text:p>
          </table:table-cell>
          <table:table-cell table:style-name="ce3"/>
          <table:table-cell table:style-name="ce1" office:value-type="string">
            <text:p>4.14146904427876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1.031784324422394e-6</text:p>
          </table:table-cell>
          <table:table-cell table:style-name="ce3" table:formula="of:=[.B24]/[.B26]" office:value-type="float" office:value="5.00439698826071">
            <text:p>5.00</text:p>
          </table:table-cell>
          <table:table-cell office:value-type="string">
            <text:p>1.619634283143691e-6</text:p>
          </table:table-cell>
          <table:table-cell table:style-name="ce3" table:formula="of:=[.D24]/[.D26]" office:value-type="float" office:value="4.33595255823625">
            <text:p>4.34</text:p>
          </table:table-cell>
          <table:table-cell office:value-type="string">
            <text:p>3.411065316039055e-5</text:p>
          </table:table-cell>
          <table:table-cell table:style-name="ce3" table:formula="of:=[.F24]/[.F26]" office:value-type="float" office:value="2.91633866136381">
            <text:p>2.92</text:p>
          </table:table-cell>
          <table:table-cell table:style-name="ce1" office:value-type="string">
            <text:p>2.575151168098746e-3</text:p>
          </table:table-cell>
          <table:table-cell table:style-name="ce3" table:formula="of:=[.H24]/[.H26]" office:value-type="float" office:value="2.77143017943395">
            <text:p>2.77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67118926256199e-6</text:p>
          </table:table-cell>
          <table:table-cell table:style-name="ce3" table:formula="of:=[.B25]/[.B26]" office:value-type="float" office:value="8.10566153644633">
            <text:p>8.11</text:p>
          </table:table-cell>
          <table:table-cell office:value-type="string">
            <text:p>2.1639510322456927e-6</text:p>
          </table:table-cell>
          <table:table-cell table:style-name="ce3" table:formula="of:=[.D25]/[.D26]" office:value-type="float" office:value="5.79315288137257">
            <text:p>5.79</text:p>
          </table:table-cell>
          <table:table-cell office:value-type="string">
            <text:p>5.475436757793149e-5</text:p>
          </table:table-cell>
          <table:table-cell table:style-name="ce3" table:formula="of:=[.F25]/[.F26]" office:value-type="float" office:value="4.6813022985872">
            <text:p>4.68</text:p>
          </table:table-cell>
          <table:table-cell table:style-name="ce1" office:value-type="string">
            <text:p>4.133574210396108e-3</text:p>
          </table:table-cell>
          <table:table-cell table:style-name="ce3" table:formula="of:=[.H25]/[.H26]" office:value-type="float" office:value="4.44863682471877">
            <text:p>4.45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2.0617555458584695e-7</text:p>
          </table:table-cell>
          <table:table-cell table:style-name="ce3"/>
          <table:table-cell office:value-type="string">
            <text:p>3.7353597886285845e-7</text:p>
          </table:table-cell>
          <table:table-cell table:style-name="ce3"/>
          <table:table-cell office:value-type="string">
            <text:p>1.1696396448154227e-5</text:p>
          </table:table-cell>
          <table:table-cell table:style-name="ce3"/>
          <table:table-cell table:style-name="ce1" office:value-type="string">
            <text:p>9.291777174140132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2.7852521110424747e-6</text:p>
          </table:table-cell>
          <table:table-cell table:style-name="ce3" table:formula="of:=[.B27]/[.B30]" office:value-type="float" office:value="15.1639747813428">
            <text:p>15.16</text:p>
          </table:table-cell>
          <table:table-cell office:value-type="string">
            <text:p>8.213843550006487e-6</text:p>
          </table:table-cell>
          <table:table-cell table:style-name="ce3" table:formula="of:=[.D27]/[.D30]" office:value-type="float" office:value="11.3835797641607">
            <text:p>11.38</text:p>
          </table:table-cell>
          <table:table-cell office:value-type="string">
            <text:p>2.759502384551736e-4</text:p>
          </table:table-cell>
          <table:table-cell table:style-name="ce3" table:formula="of:=[.F27]/[.F30]" office:value-type="float" office:value="9.39074780993048">
            <text:p>9.39</text:p>
          </table:table-cell>
          <table:table-cell table:style-name="ce1" office:value-type="string">
            <text:p>4.042660010692685e-2</text:p>
          </table:table-cell>
          <table:table-cell table:style-name="ce3" table:formula="of:=[.H27]/[.H30]" office:value-type="float" office:value="9.83436589963357">
            <text:p>9.83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9.886157212921973e-7</text:p>
          </table:table-cell>
          <table:table-cell table:style-name="ce3" table:formula="of:=[.B28]/[.B30]" office:value-type="float" office:value="5.38240104250487">
            <text:p>5.38</text:p>
          </table:table-cell>
          <table:table-cell office:value-type="string">
            <text:p>3.437439760497661e-6</text:p>
          </table:table-cell>
          <table:table-cell table:style-name="ce3" table:formula="of:=[.D28]/[.D30]" office:value-type="float" office:value="4.76395361804667">
            <text:p>4.76</text:p>
          </table:table-cell>
          <table:table-cell office:value-type="string">
            <text:p>1.2706246635216253e-4</text:p>
          </table:table-cell>
          <table:table-cell table:style-name="ce3" table:formula="of:=[.F28]/[.F30]" office:value-type="float" office:value="4.32400995302914">
            <text:p>4.32</text:p>
          </table:table-cell>
          <table:table-cell table:style-name="ce1" office:value-type="string">
            <text:p>2.123805058834164e-2</text:p>
          </table:table-cell>
          <table:table-cell table:style-name="ce3" table:formula="of:=[.H28]/[.H30]" office:value-type="float" office:value="5.16646861047542">
            <text:p>5.17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4368698459585382e-6</text:p>
          </table:table-cell>
          <table:table-cell table:style-name="ce3" table:formula="of:=[.B29]/[.B30]" office:value-type="float" office:value="7.82286746029323">
            <text:p>7.82</text:p>
          </table:table-cell>
          <table:table-cell office:value-type="string">
            <text:p>4.225337740342743e-6</text:p>
          </table:table-cell>
          <table:table-cell table:style-name="ce3" table:formula="of:=[.D29]/[.D30]" office:value-type="float" office:value="5.85590277010722">
            <text:p>5.86</text:p>
          </table:table-cell>
          <table:table-cell office:value-type="string">
            <text:p>1.4125095946088153e-4</text:p>
          </table:table-cell>
          <table:table-cell table:style-name="ce3" table:formula="of:=[.F29]/[.F30]" office:value-type="float" office:value="4.8068526616741">
            <text:p>4.81</text:p>
          </table:table-cell>
          <table:table-cell table:style-name="ce1" office:value-type="string">
            <text:p>3.932616484996884e-2</text:p>
          </table:table-cell>
          <table:table-cell table:style-name="ce3" table:formula="of:=[.H29]/[.H30]" office:value-type="float" office:value="9.56666881560577">
            <text:p>9.57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8367559635283396e-7</text:p>
          </table:table-cell>
          <table:table-cell table:style-name="ce3"/>
          <table:table-cell office:value-type="string">
            <text:p>7.215518949378624e-7</text:p>
          </table:table-cell>
          <table:table-cell table:style-name="ce3"/>
          <table:table-cell office:value-type="string">
            <text:p>2.938533160941273e-5</text:p>
          </table:table-cell>
          <table:table-cell table:style-name="ce3"/>
          <table:table-cell table:style-name="ce1" office:value-type="string">
            <text:p>4.110748015632928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7315254835451153e-6</text:p>
          </table:table-cell>
          <table:table-cell table:style-name="ce3" table:formula="of:=[.B31]/[.B30]" office:value-type="float" office:value="9.42708513230533">
            <text:p>9.43</text:p>
          </table:table-cell>
          <table:table-cell office:value-type="string">
            <text:p>4.672739933486259e-6</text:p>
          </table:table-cell>
          <table:table-cell table:style-name="ce3" table:formula="of:=[.D31]/[.D30]" office:value-type="float" office:value="6.47595823151245">
            <text:p>6.48</text:p>
          </table:table-cell>
          <table:table-cell office:value-type="string">
            <text:p>1.3809160517945865e-4</text:p>
          </table:table-cell>
          <table:table-cell table:style-name="ce3" table:formula="of:=[.F31]/[.F30]" office:value-type="float" office:value="4.69933798995227">
            <text:p>4.70</text:p>
          </table:table-cell>
          <table:table-cell table:style-name="ce1" office:value-type="string">
            <text:p>4.399264109966367e-2</text:p>
          </table:table-cell>
          <table:table-cell table:style-name="ce3" table:formula="of:=[.H31]/[.H30]" office:value-type="float" office:value="10.7018578935907">
            <text:p>10.70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2.928475705968265e-6</text:p>
          </table:table-cell>
          <table:table-cell table:style-name="ce3" table:formula="of:=[.B32]/[.B35]" office:value-type="float" office:value="3.25672244026097">
            <text:p>3.26</text:p>
          </table:table-cell>
          <table:table-cell office:value-type="string">
            <text:p>8.2075756825969e-6</text:p>
          </table:table-cell>
          <table:table-cell table:style-name="ce3" table:formula="of:=[.D32]/[.D35]" office:value-type="float" office:value="3.63280554721243">
            <text:p>3.63</text:p>
          </table:table-cell>
          <table:table-cell office:value-type="string">
            <text:p>3.016972592819568e-4</text:p>
          </table:table-cell>
          <table:table-cell table:style-name="ce3" table:formula="of:=[.F32]/[.F35]" office:value-type="float" office:value="3.00239935959452">
            <text:p>3.00</text:p>
          </table:table-cell>
          <table:table-cell table:style-name="ce1" office:value-type="string">
            <text:p>5.970915807125182e-2</text:p>
          </table:table-cell>
          <table:table-cell table:style-name="ce3" table:formula="of:=[.H32]/[.H35]" office:value-type="float" office:value="2.26661479462319">
            <text:p>2.27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782294004126983e-6</text:p>
          </table:table-cell>
          <table:table-cell table:style-name="ce3" table:formula="of:=[.B33]/[.B35]" office:value-type="float" office:value="1.98206762192134">
            <text:p>1.98</text:p>
          </table:table-cell>
          <table:table-cell office:value-type="string">
            <text:p>4.656228378894357e-6</text:p>
          </table:table-cell>
          <table:table-cell table:style-name="ce3" table:formula="of:=[.D33]/[.D35]" office:value-type="float" office:value="2.06092187730925">
            <text:p>2.06</text:p>
          </table:table-cell>
          <table:table-cell office:value-type="string">
            <text:p>1.7864787337512405e-4</text:p>
          </table:table-cell>
          <table:table-cell table:style-name="ce3" table:formula="of:=[.F33]/[.F35]" office:value-type="float" office:value="1.77784929797164">
            <text:p>1.78</text:p>
          </table:table-cell>
          <table:table-cell table:style-name="ce1" office:value-type="string">
            <text:p>4.049289477703185e-2</text:p>
          </table:table-cell>
          <table:table-cell table:style-name="ce3" table:formula="of:=[.H33]/[.H35]" office:value-type="float" office:value="1.53714768962604">
            <text:p>1.54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4972037484352852e-6</text:p>
          </table:table-cell>
          <table:table-cell table:style-name="ce3" table:formula="of:=[.B34]/[.B35]" office:value-type="float" office:value="1.66502219404953">
            <text:p>1.67</text:p>
          </table:table-cell>
          <table:table-cell office:value-type="string">
            <text:p>4.218600571513804e-6</text:p>
          </table:table-cell>
          <table:table-cell table:style-name="ce3" table:formula="of:=[.D34]/[.D35]" office:value-type="float" office:value="1.86722074219362">
            <text:p>1.87</text:p>
          </table:table-cell>
          <table:table-cell office:value-type="string">
            <text:p>1.4236606329626173e-4</text:p>
          </table:table-cell>
          <table:table-cell table:style-name="ce3" table:formula="of:=[.F34]/[.F35]" office:value-type="float" office:value="1.41678375960723">
            <text:p>1.42</text:p>
          </table:table-cell>
          <table:table-cell table:style-name="ce1" office:value-type="string">
            <text:p>3.946946156856623e-2</text:p>
          </table:table-cell>
          <table:table-cell table:style-name="ce3" table:formula="of:=[.H34]/[.H35]" office:value-type="float" office:value="1.49829721967219">
            <text:p>1.50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8.992094842855555e-7</text:p>
          </table:table-cell>
          <table:table-cell table:style-name="ce3"/>
          <table:table-cell office:value-type="string">
            <text:p>2.2592939742934593e-6</text:p>
          </table:table-cell>
          <table:table-cell table:style-name="ce3"/>
          <table:table-cell office:value-type="string">
            <text:p>1.0048538623546136e-4</text:p>
          </table:table-cell>
          <table:table-cell table:style-name="ce3"/>
          <table:table-cell table:style-name="ce1" office:value-type="string">
            <text:p>2.6342878469201036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6955007253575668e-6</text:p>
          </table:table-cell>
          <table:table-cell table:style-name="ce3" table:formula="of:=[.B36]/[.B35]" office:value-type="float" office:value="1.88554586554954">
            <text:p>1.89</text:p>
          </table:table-cell>
          <table:table-cell office:value-type="string">
            <text:p>4.669029697471537e-6</text:p>
          </table:table-cell>
          <table:table-cell table:style-name="ce3" table:formula="of:=[.D36]/[.D35]" office:value-type="float" office:value="2.06658794764929">
            <text:p>2.07</text:p>
          </table:table-cell>
          <table:table-cell office:value-type="string">
            <text:p>1.5915183430429796e-4</text:p>
          </table:table-cell>
          <table:table-cell table:style-name="ce3" table:formula="of:=[.F36]/[.F35]" office:value-type="float" office:value="1.58383064708899">
            <text:p>1.58</text:p>
          </table:table-cell>
          <table:table-cell table:style-name="ce1" office:value-type="string">
            <text:p>4.193650973674862e-2</text:p>
          </table:table-cell>
          <table:table-cell table:style-name="ce3" table:formula="of:=[.H36]/[.H35]" office:value-type="float" office:value="1.59194864698552">
            <text:p>1.59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4:1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6T14:10:13</dc:date>
    <dc:creator>Patrick Bahr</dc:creator>
    <meta:editing-duration>PT03H09M59S</meta:editing-duration>
    <meta:editing-cycles>8</meta:editing-cycles>
    <meta:document-statistic meta:table-count="1" meta:cell-count="276" meta:object-count="0"/>
  </office:meta>
</office:document-meta>
</file>